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2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de" fo:country="DE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de" fo:country="DE" style:language-asian="zxx" style:country-asian="none" style:language-complex="zxx" style:country-complex="none"/>
    </style:style>
    <style:style style:name="P5" style:family="paragraph" style:parent-style-name="Standard" style:list-style-name="L3">
      <style:text-properties fo:language="de" fo:country="DE" style:language-asian="zxx" style:country-asian="none" style:language-complex="zxx" style:country-complex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ser Handlungsspielraum wird durch das Zurückschlagen erhöht, weil da durch die Spielfigur schneller in die Homebase kommen kann.</text:p>
      <text:p text:style-name="P1"/>
      <text:p text:style-name="P1">Sonderfälle: </text:p>
      <text:list xml:id="list2932213177661099019" text:style-name="L1">
        <text:list-item>
          <text:list>
            <text:list-item>
              <text:list>
                <text:list-item>
                  <text:p text:style-name="P3">zurückschlagen um schneller in die Homebase zu kommen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rategie:</text:p>
      <text:list xml:id="list7378723010600572528" text:style-name="L2">
        <text:list-item>
          <text:list>
            <text:list-item>
              <text:list>
                <text:list-item>
                  <text:p text:style-name="P4">Sonderfall: 1.</text:p>
                </text:list-item>
                <text:list-item>
                  <text:p text:style-name="P4">Kann ich schlagen? Wenn ja kann ich nach vorne oder nach hinten schlagen. Schlagen nach hinten nur bei einem Würfelwert unter <text:s/>&lt; 3</text:p>
                </text:list-item>
                <text:list-item>
                  <text:p text:style-name="P4">Bewege mit Würfelwert &gt;= 3 den ersten und mit &lt; 3 den nach-ersten.</text:p>
                </text:list-item>
              </text:list>
            </text:list-item>
          </text:list>
        </text:list-item>
      </text:list>
      <text:p text:style-name="P1"><text:tab/></text:p>
      <text:p text:style-name="P1"/>
      <text:p text:style-name="P1">Aufbau der CSV-Datei:</text:p>
      <text:p text:style-name="P1"/>
      <text:list xml:id="list1472213972915623745" text:style-name="L3">
        <text:list-item>
          <text:p text:style-name="P5">Spiel gewonnen 1 | 0</text:p>
        </text:list-item>
        <text:list-item>
          <text:p text:style-name="P5">Wie oft gab es die Chance ein gegnerisches Token zu schlagen?</text:p>
        </text:list-item>
        <text:list-item>
          <text:p text:style-name="P5">Anzahl der Tokens in HomeZone am Ende der Runde</text:p>
        </text:list-item>
        <text:list-item>
          <text:p text:style-name="P5">Anzahl der Tokens in StartZone am Ende der Runde</text:p>
        </text:list-item>
        <text:list-item>
          <text:p text:style-name="P5">Wie oft wurde ein Token aus StartZone herausgezogen?</text:p>
        </text:list-item>
        <text:list-item>
          <text:p text:style-name="P5">Anzahl der Spielzüge</text:p>
        </text:list-item>
      </text:list>
      <text:p text:style-name="P1"/>
      <text:p text:style-name="P1"/>
      <text:p text:style-name="P1"/>
      <text:p text:style-name="P1"/>
      <text:p text:style-name="P1">Commandozeile um Ludo zu starten:</text:p>
      <text:p text:style-name="P1">ordnername ludo → Dateien ludo-new.jar, commons-cli-1.2.jar und ordner „strategy“ hinzufügen → in strategy die class datein reinpacken.</text:p>
      <text:p text:style-name="P1"/>
      <text:p text:style-name="P1">java -cp ludo-new.jar;commons-cli-1.2.jar ludo.LudoCli -m 10000 -p <text:a xlink:type="simple" xlink:href="file:///c:/ludo" text:style-name="Internet_20_link" text:visited-style-name="Visited_20_Internet_20_Link">c:\ludo</text:a> -r AlwaysFirstStrategy -b <text:s/>AlwaysFirstStrategy -g <text:s/>AlwaysFirstStrategy -o <text:s/>AlwaysFirstStrate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33S</meta:editing-duration>
    <meta:editing-cycles>5</meta:editing-cycles>
    <meta:generator>OpenOffice/4.1.1$Win32 OpenOffice.org_project/411m6$Build-9775</meta:generator>
    <dc:date>2015-10-20T08:30:30.22</dc:date>
    <meta:document-statistic meta:table-count="0" meta:image-count="0" meta:object-count="0" meta:page-count="1" meta:paragraph-count="18" meta:word-count="162" meta:character-count="1037"/>
    <meta:user-defined meta:name="Info 1"/>
    <meta:user-defined meta:name="Info 2"/>
    <meta:user-defined meta:name="Info 3"/>
    <meta:user-defined meta:name="Info 4"/>
  </office:meta>
</office:document-meta>
</file>